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E0000001ED12F1935.gif" manifest:media-type="image/gif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line draw:style-name="gr4" draw:text-style-name="P1" draw:layer="layout" svg:x1="13.8cm" svg:y1="13.8cm" svg:x2="7.5cm" svg:y2="13.8cm">
          <text:p/>
        </draw:line>
        <draw:frame draw:style-name="gr1" draw:text-style-name="P1" draw:layer="layout" svg:width="1.925cm" svg:height="1.6cm" svg:x="9.4cm" svg:y="11.3cm">
          <draw:image xlink:href="Pictures/100000000000001E0000001ED12F1935.gif" xlink:type="simple" xlink:show="embed" xlink:actuate="onLoad">
            <text:p/>
          </draw:image>
        </draw:frame>
        <draw:frame draw:style-name="gr5" draw:layer="layout" svg:width="16.6cm" svg:height="3.7cm" svg:x="2.2cm" svg:y="16.7cm">
          <draw:text-box>
            <text:p>Your profile on page Perfect example must change password – click the following link to change password:</text:p>
            <text:p/>
            <text:p>http://perfect.example.com/&lt;script&gt;alert('test')&lt;/script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7T12:49:08.426000000</dc:date>
    <meta:editing-duration>PT56M51S</meta:editing-duration>
    <meta:editing-cycles>7</meta:editing-cycles>
    <meta:generator>LibreOffice/4.3.0.4$Windows_x86 LibreOffice_project/62ad5818884a2fc2e5780dd45466868d41009ec0</meta:generator>
    <meta:document-statistic meta:object-count="9"/>
  </office:meta>
</office:document-meta>
</file>